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4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10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5364" calcext:value-type="float">
            <text:p>72.63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50609032258" calcext:value-type="float">
            <text:p>72.2750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6280516129" calcext:value-type="float">
            <text:p>72.766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51424" calcext:value-type="float">
            <text:p>72.9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7416774194" calcext:value-type="float">
            <text:p>73.3957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82272" calcext:value-type="float">
            <text:p>73.59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87837419355" calcext:value-type="float">
            <text:p>73.498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515483871" calcext:value-type="float">
            <text:p>73.0485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166" calcext:value-type="float">
            <text:p>72.9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1837419355" calcext:value-type="float">
            <text:p>73.270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1344" calcext:value-type="float">
            <text:p>73.38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9749677419" calcext:value-type="float">
            <text:p>73.639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74791724138" calcext:value-type="float">
            <text:p>74.18747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78132903226" calcext:value-type="float">
            <text:p>74.6078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85442580645" calcext:value-type="float">
            <text:p>75.048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68864" calcext:value-type="float">
            <text:p>75.97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8629677419" calcext:value-type="float">
            <text:p>76.553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4364444445" calcext:value-type="float">
            <text:p>75.684436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3256774194" calcext:value-type="float">
            <text:p>75.4013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63368" calcext:value-type="float">
            <text:p>75.1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73705806452" calcext:value-type="float">
            <text:p>74.777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31796" calcext:value-type="float">
            <text:p>75.173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7659354839" calcext:value-type="float">
            <text:p>75.703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38887142857" calcext:value-type="float">
            <text:p>75.85388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22209032258" calcext:value-type="float">
            <text:p>76.222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91269677419" calcext:value-type="float">
            <text:p>75.9991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44664" calcext:value-type="float">
            <text:p>75.66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61732903226" calcext:value-type="float">
            <text:p>76.7261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83408" calcext:value-type="float">
            <text:p>76.4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57421935484" calcext:value-type="float">
            <text:p>76.865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5887741935" calcext:value-type="float">
            <text:p>76.5845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17216" calcext:value-type="float">
            <text:p>76.46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56338064516" calcext:value-type="float">
            <text:p>75.8756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51" calcext:value-type="float">
            <text:p>75.96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5667096774" calcext:value-type="float">
            <text:p>76.2605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5226" calcext:value-type="float">
            <text:p>76.86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54442580645" calcext:value-type="float">
            <text:p>76.9154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7303225806" calcext:value-type="float">
            <text:p>76.684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56171428571" calcext:value-type="float">
            <text:p>77.055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66317419355" calcext:value-type="float">
            <text:p>77.616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5185714286" calcext:value-type="float">
            <text:p>77.7365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6699354839" calcext:value-type="float">
            <text:p>77.9836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75912258065" calcext:value-type="float">
            <text:p>78.0175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08952" calcext:value-type="float">
            <text:p>78.1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44036129032" calcext:value-type="float">
            <text:p>78.544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43028" calcext:value-type="float">
            <text:p>78.724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3096774194" calcext:value-type="float">
            <text:p>79.46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24402857143" calcext:value-type="float">
            <text:p>80.7024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827" calcext:value-type="float">
            <text:p>81.40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0283870968" calcext:value-type="float">
            <text:p>82.265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356" calcext:value-type="float">
            <text:p>83.0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0741935484" calcext:value-type="float">
            <text:p>83.3320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43944" calcext:value-type="float">
            <text:p>83.72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07398709677" calcext:value-type="float">
            <text:p>84.110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3243870968" calcext:value-type="float">
            <text:p>83.490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58264" calcext:value-type="float">
            <text:p>82.7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3589677419" calcext:value-type="float">
            <text:p>83.189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8898" calcext:value-type="float">
            <text:p>83.63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1187096774" calcext:value-type="float">
            <text:p>83.725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5475862069" calcext:value-type="float">
            <text:p>83.5635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8663225807" calcext:value-type="float">
            <text:p>83.1068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16258064516" calcext:value-type="float">
            <text:p>83.43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5376" calcext:value-type="float">
            <text:p>84.4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53532903226" calcext:value-type="float">
            <text:p>85.405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98464" calcext:value-type="float">
            <text:p>85.68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55321290322" calcext:value-type="float">
            <text:p>85.705532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93112258065" calcext:value-type="float">
            <text:p>84.159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35696" calcext:value-type="float">
            <text:p>83.37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85945806452" calcext:value-type="float">
            <text:p>83.808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1552" calcext:value-type="float">
            <text:p>83.94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5884516129" calcext:value-type="float">
            <text:p>84.0758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6225714286" calcext:value-type="float">
            <text:p>83.9026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01558709677" calcext:value-type="float">
            <text:p>84.010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57135483871" calcext:value-type="float">
            <text:p>84.30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74376" calcext:value-type="float">
            <text:p>84.85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42806451613" calcext:value-type="float">
            <text:p>85.2542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4592" calcext:value-type="float">
            <text:p>85.10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6863483871" calcext:value-type="float">
            <text:p>84.976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73464516129" calcext:value-type="float">
            <text:p>84.9573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12688" calcext:value-type="float">
            <text:p>84.42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0750967742" calcext:value-type="float">
            <text:p>84.261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60892903226" calcext:value-type="float">
            <text:p>84.436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2154" calcext:value-type="float">
            <text:p>85.05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55526451613" calcext:value-type="float">
            <text:p>85.5255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33695483871" calcext:value-type="float">
            <text:p>85.363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19168" calcext:value-type="float">
            <text:p>85.54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07632" calcext:value-type="float">
            <text:p>87.0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22807741935" calcext:value-type="float">
            <text:p>86.3122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74750967742" calcext:value-type="float">
            <text:p>85.9374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45772" calcext:value-type="float">
            <text:p>85.034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06054193548" calcext:value-type="float">
            <text:p>85.0506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65552" calcext:value-type="float">
            <text:p>85.3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94361290323" calcext:value-type="float">
            <text:p>85.699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91025714286" calcext:value-type="float">
            <text:p>86.2191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0432258065" calcext:value-type="float">
            <text:p>86.5870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23842580645" calcext:value-type="float">
            <text:p>86.7223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37984" calcext:value-type="float">
            <text:p>87.0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02539354839" calcext:value-type="float">
            <text:p>87.9902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4992" calcext:value-type="float">
            <text:p>88.47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4776774194" calcext:value-type="float">
            <text:p>89.1904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4309677419" calcext:value-type="float">
            <text:p>89.48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97168" calcext:value-type="float">
            <text:p>88.2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21984516129" calcext:value-type="float">
            <text:p>87.202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6056" calcext:value-type="float">
            <text:p>87.09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32281290323" calcext:value-type="float">
            <text:p>87.083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98657777778" calcext:value-type="float">
            <text:p>87.28986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69055483871" calcext:value-type="float">
            <text:p>87.746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6844" calcext:value-type="float">
            <text:p>88.2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82576" calcext:value-type="float">
            <text:p>88.87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47372" calcext:value-type="float">
            <text:p>90.124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63819354839" calcext:value-type="float">
            <text:p>89.77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49540645161" calcext:value-type="float">
            <text:p>89.314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02148" calcext:value-type="float">
            <text:p>88.180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64609032258" calcext:value-type="float">
            <text:p>87.2864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95328" calcext:value-type="float">
            <text:p>87.5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99916129032" calcext:value-type="float">
            <text:p>87.4399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55171428572" calcext:value-type="float">
            <text:p>87.6855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46614193549" calcext:value-type="float">
            <text:p>87.78466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91116129032" calcext:value-type="float">
            <text:p>88.0191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7736" calcext:value-type="float">
            <text:p>88.43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8322580645" calcext:value-type="float">
            <text:p>89.16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84096" calcext:value-type="float">
            <text:p>89.0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3144516129" calcext:value-type="float">
            <text:p>88.823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7865806452" calcext:value-type="float">
            <text:p>88.773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77272" calcext:value-type="float">
            <text:p>88.6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19140645161" calcext:value-type="float">
            <text:p>87.851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59948" calcext:value-type="float">
            <text:p>87.435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00059354839" calcext:value-type="float">
            <text:p>87.530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43691428571" calcext:value-type="float">
            <text:p>87.6443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9463225806" calcext:value-type="float">
            <text:p>87.556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84276129032" calcext:value-type="float">
            <text:p>87.1184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76448" calcext:value-type="float">
            <text:p>86.66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9023483871" calcext:value-type="float">
            <text:p>87.019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5576" calcext:value-type="float">
            <text:p>87.84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63788387097" calcext:value-type="float">
            <text:p>88.006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3736774193" calcext:value-type="float">
            <text:p>88.3583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26088" calcext:value-type="float">
            <text:p>87.52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9188" calcext:value-type="float">
            <text:p>88.49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39016774194" calcext:value-type="float">
            <text:p>89.1539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1022857143" calcext:value-type="float">
            <text:p>89.8091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43741935484" calcext:value-type="float">
            <text:p>90.30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5793103448" calcext:value-type="float">
            <text:p>90.5045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5552" calcext:value-type="float">
            <text:p>90.4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93870967742" calcext:value-type="float">
            <text:p>91.329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33832" calcext:value-type="float">
            <text:p>91.48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2752516129" calcext:value-type="float">
            <text:p>91.782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10712258065" calcext:value-type="float">
            <text:p>90.6210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8608" calcext:value-type="float">
            <text:p>89.5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02350967742" calcext:value-type="float">
            <text:p>88.9702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3216" calcext:value-type="float">
            <text:p>89.2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65037241379" calcext:value-type="float">
            <text:p>90.34650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43615483871" calcext:value-type="float">
            <text:p>91.014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9432516129" calcext:value-type="float">
            <text:p>91.889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7744" calcext:value-type="float">
            <text:p>92.9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72932903226" calcext:value-type="float">
            <text:p>93.3072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0923870968" calcext:value-type="float">
            <text:p>93.0640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68844" calcext:value-type="float">
            <text:p>92.216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57128" calcext:value-type="float">
            <text:p>92.5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91824516129" calcext:value-type="float">
            <text:p>92.789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5704" calcext:value-type="float">
            <text:p>91.8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69890322581" calcext:value-type="float">
            <text:p>91.8069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0365714286" calcext:value-type="float">
            <text:p>92.5490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20859354839" calcext:value-type="float">
            <text:p>92.7420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8265806452" calcext:value-type="float">
            <text:p>92.9038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7015172414" calcext:value-type="float">
            <text:p>93.9917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4224" calcext:value-type="float">
            <text:p>95.2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5056" calcext:value-type="float">
            <text:p>95.8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59837419355" calcext:value-type="float">
            <text:p>96.8159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3083870968" calcext:value-type="float">
            <text:p>97.840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31376" calcext:value-type="float">
            <text:p>97.44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731483871" calcext:value-type="float">
            <text:p>97.2557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34608" calcext:value-type="float">
            <text:p>98.40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75550967742" calcext:value-type="float">
            <text:p>98.007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20085714286" calcext:value-type="float">
            <text:p>98.802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58726451613" calcext:value-type="float">
            <text:p>99.5158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41230967742" calcext:value-type="float">
            <text:p>99.504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9232" calcext:value-type="float">
            <text:p>100.2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0997419355" calcext:value-type="float">
            <text:p>101.140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60512" calcext:value-type="float">
            <text:p>102.41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9537806452" calcext:value-type="float">
            <text:p>102.53953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9712774194" calcext:value-type="float">
            <text:p>101.57971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86576" calcext:value-type="float">
            <text:p>99.69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71059354839" calcext:value-type="float">
            <text:p>98.6171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56381538462" calcext:value-type="float">
            <text:p>99.09563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13868387097" calcext:value-type="float">
            <text:p>99.881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231857143" calcext:value-type="float">
            <text:p>101.187231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9480258065" calcext:value-type="float">
            <text:p>102.34948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8801032258" calcext:value-type="float">
            <text:p>104.01880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4669571429" calcext:value-type="float">
            <text:p>105.614669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8503724138" calcext:value-type="float">
            <text:p>106.348503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18408" calcext:value-type="float">
            <text:p>105.76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8920774193" calcext:value-type="float">
            <text:p>105.148920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371354839" calcext:value-type="float">
            <text:p>104.74737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205793103" calcext:value-type="float">
            <text:p>105.436205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3204444444" calcext:value-type="float">
            <text:p>104.9432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7839225807" calcext:value-type="float">
            <text:p>105.14783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0706758621" calcext:value-type="float">
            <text:p>105.660706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3228645161" calcext:value-type="float">
            <text:p>105.79322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9076903226" calcext:value-type="float">
            <text:p>105.16907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26124" calcext:value-type="float">
            <text:p>106.04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2244903226" calcext:value-type="float">
            <text:p>106.13224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44692" calcext:value-type="float">
            <text:p>106.014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362683871" calcext:value-type="float">
            <text:p>106.3736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2192869565" calcext:value-type="float">
            <text:p>106.202192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3444" calcext:value-type="float">
            <text:p>106.80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2752" calcext:value-type="float">
            <text:p>114.9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2752" calcext:value-type="float">
            <text:p>114.9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2752" calcext:value-type="float">
            <text:p>114.9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6836" calcext:value-type="float">
            <text:p>112.60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3568" calcext:value-type="float">
            <text:p>114.6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6432" calcext:value-type="float">
            <text:p>110.1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2212" calcext:value-type="float">
            <text:p>110.66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9128" calcext:value-type="float">
            <text:p>109.6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436" calcext:value-type="float">
            <text:p>107.2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2868" calcext:value-type="float">
            <text:p>112.86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5432" calcext:value-type="float">
            <text:p>109.7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1508" calcext:value-type="float">
            <text:p>101.98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587354839" calcext:value-type="float">
            <text:p>101.90358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80944" calcext:value-type="float">
            <text:p>101.8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1912903226" calcext:value-type="float">
            <text:p>101.9519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5028" calcext:value-type="float">
            <text:p>108.645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4034545455" calcext:value-type="float">
            <text:p>108.1340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5224" calcext:value-type="float">
            <text:p>105.8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498" calcext:value-type="float">
            <text:p>104.61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466451613" calcext:value-type="float">
            <text:p>104.2054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08636" calcext:value-type="float">
            <text:p>104.14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326709677" calcext:value-type="float">
            <text:p>104.05832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8808857143" calcext:value-type="float">
            <text:p>103.89880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1131612903" calcext:value-type="float">
            <text:p>104.181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83316129" calcext:value-type="float">
            <text:p>103.80883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97204" calcext:value-type="float">
            <text:p>104.239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746322581" calcext:value-type="float">
            <text:p>105.00674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1893818182" calcext:value-type="float">
            <text:p>105.691893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455157895" calcext:value-type="float">
            <text:p>102.601455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4118" calcext:value-type="float">
            <text:p>102.54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1593935484" calcext:value-type="float">
            <text:p>102.52159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484" calcext:value-type="float">
            <text:p>102.4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1314580645" calcext:value-type="float">
            <text:p>101.76131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1572" calcext:value-type="float">
            <text:p>101.73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18028" calcext:value-type="float">
            <text:p>101.901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97408" calcext:value-type="float">
            <text:p>102.92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6326206897" calcext:value-type="float">
            <text:p>103.0363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731354839" calcext:value-type="float">
            <text:p>103.43673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978580645" calcext:value-type="float">
            <text:p>103.64497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7164" calcext:value-type="float">
            <text:p>104.46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1083612903" calcext:value-type="float">
            <text:p>105.32108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67" calcext:value-type="float">
            <text:p>105.6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5233419355" calcext:value-type="float">
            <text:p>105.31523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2820903226" calcext:value-type="float">
            <text:p>103.88282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97504" calcext:value-type="float">
            <text:p>101.93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9415096774" calcext:value-type="float">
            <text:p>101.45941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69956" calcext:value-type="float">
            <text:p>101.386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2810193548" calcext:value-type="float">
            <text:p>101.41281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934571429" calcext:value-type="float">
            <text:p>101.63893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530451613" calcext:value-type="float">
            <text:p>101.28853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907612903" calcext:value-type="float">
            <text:p>101.24590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7072" calcext:value-type="float">
            <text:p>101.94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1061806452" calcext:value-type="float">
            <text:p>102.54106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2576" calcext:value-type="float">
            <text:p>103.61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515612903" calcext:value-type="float">
            <text:p>103.8245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7007354839" calcext:value-type="float">
            <text:p>102.59700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24644" calcext:value-type="float">
            <text:p>101.30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3007096774" calcext:value-type="float">
            <text:p>101.2430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1064" calcext:value-type="float">
            <text:p>101.4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0994709677" calcext:value-type="float">
            <text:p>101.02099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7399428571" calcext:value-type="float">
            <text:p>100.67739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4638322581" calcext:value-type="float">
            <text:p>101.09463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8460258065" calcext:value-type="float">
            <text:p>101.80846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4760774194" calcext:value-type="float">
            <text:p>102.34476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2464" calcext:value-type="float">
            <text:p>103.24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0548129032" calcext:value-type="float">
            <text:p>103.74054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611354839" calcext:value-type="float">
            <text:p>103.61961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7672" calcext:value-type="float">
            <text:p>102.9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1284258065" calcext:value-type="float">
            <text:p>100.78128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0196" calcext:value-type="float">
            <text:p>99.928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325677419" calcext:value-type="float">
            <text:p>100.16632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0234571429" calcext:value-type="float">
            <text:p>100.61023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596516129" calcext:value-type="float">
            <text:p>99.6785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41981935484" calcext:value-type="float">
            <text:p>99.564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2632" calcext:value-type="float">
            <text:p>100.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8516129" calcext:value-type="float">
            <text:p>100.6815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8462" calcext:value-type="float">
            <text:p>103.51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8454451613" calcext:value-type="float">
            <text:p>103.72845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7567354839" calcext:value-type="float">
            <text:p>103.26756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756" calcext:value-type="float">
            <text:p>102.1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645806452" calcext:value-type="float">
            <text:p>101.4986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396" calcext:value-type="float">
            <text:p>101.33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786" calcext:value-type="float">
            <text:p>101.538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514461539" calcext:value-type="float">
            <text:p>102.443514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1964258065" calcext:value-type="float">
            <text:p>102.4119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7426285714" calcext:value-type="float">
            <text:p>102.30742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1905454545" calcext:value-type="float">
            <text:p>103.2219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9151096774" calcext:value-type="float">
            <text:p>103.91915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3192" calcext:value-type="float">
            <text:p>104.43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605677419" calcext:value-type="float">
            <text:p>103.54960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2996" calcext:value-type="float">
            <text:p>102.93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613806452" calcext:value-type="float">
            <text:p>102.38561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9876" calcext:value-type="float">
            <text:p>101.83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2694857143" calcext:value-type="float">
            <text:p>101.46269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1112" calcext:value-type="float">
            <text:p>100.5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8632258065" calcext:value-type="float">
            <text:p>100.89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83128" calcext:value-type="float">
            <text:p>101.91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965806452" calcext:value-type="float">
            <text:p>103.2969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3879870968" calcext:value-type="float">
            <text:p>105.42387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75083871" calcext:value-type="float">
            <text:p>103.55575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155" calcext:value-type="float">
            <text:p>101.30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066" calcext:value-type="float">
            <text:p>100.53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35172" calcext:value-type="float">
            <text:p>100.68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5604" calcext:value-type="float">
            <text:p>101.22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575462069" calcext:value-type="float">
            <text:p>101.195754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1726451613" calcext:value-type="float">
            <text:p>100.95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4180774194" calcext:value-type="float">
            <text:p>101.51418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32968" calcext:value-type="float">
            <text:p>101.66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7551354839" calcext:value-type="float">
            <text:p>102.3775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08384" calcext:value-type="float">
            <text:p>102.77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074193548" calcext:value-type="float">
            <text:p>102.3820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7048129032" calcext:value-type="float">
            <text:p>102.40704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22732" calcext:value-type="float">
            <text:p>101.65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672129032" calcext:value-type="float">
            <text:p>101.30367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9828" calcext:value-type="float">
            <text:p>101.69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3282967742" calcext:value-type="float">
            <text:p>102.39328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2261142857" calcext:value-type="float">
            <text:p>102.78226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236645161" calcext:value-type="float">
            <text:p>104.71423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231870968" calcext:value-type="float">
            <text:p>104.81123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38924" calcext:value-type="float">
            <text:p>104.85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48683871" calcext:value-type="float">
            <text:p>104.87248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36028" calcext:value-type="float">
            <text:p>104.873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1288516129" calcext:value-type="float">
            <text:p>103.691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4106580645" calcext:value-type="float">
            <text:p>102.7641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00068" calcext:value-type="float">
            <text:p>100.740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7743483871" calcext:value-type="float">
            <text:p>99.637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8874" calcext:value-type="float">
            <text:p>99.44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55134193548" calcext:value-type="float">
            <text:p>99.9355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2000285714" calcext:value-type="float">
            <text:p>100.04200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12655483871" calcext:value-type="float">
            <text:p>99.771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0912258065" calcext:value-type="float">
            <text:p>99.5440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25376" calcext:value-type="float">
            <text:p>100.26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2622451613" calcext:value-type="float">
            <text:p>101.26262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132" calcext:value-type="float">
            <text:p>102.08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6016258064" calcext:value-type="float">
            <text:p>102.066016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4463612903" calcext:value-type="float">
            <text:p>101.8844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89535483871" calcext:value-type="float">
            <text:p>98.798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46896" calcext:value-type="float">
            <text:p>98.6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20939354839" calcext:value-type="float">
            <text:p>98.9020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56011428571" calcext:value-type="float">
            <text:p>99.0256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03905806452" calcext:value-type="float">
            <text:p>98.9403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94572903226" calcext:value-type="float">
            <text:p>98.429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82828" calcext:value-type="float">
            <text:p>99.13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6903741936" calcext:value-type="float">
            <text:p>100.36690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4252" calcext:value-type="float">
            <text:p>101.5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7521548387" calcext:value-type="float">
            <text:p>101.0575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5896774194" calcext:value-type="float">
            <text:p>98.84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51624" calcext:value-type="float">
            <text:p>98.5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24420645161" calcext:value-type="float">
            <text:p>98.1724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8592" calcext:value-type="float">
            <text:p>98.5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48326451613" calcext:value-type="float">
            <text:p>98.8148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43594482759" calcext:value-type="float">
            <text:p>97.7843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84197419355" calcext:value-type="float">
            <text:p>98.0184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26147096774" calcext:value-type="float">
            <text:p>98.742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1652" calcext:value-type="float">
            <text:p>99.645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3883871" calcext:value-type="float">
            <text:p>100.2212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8776" calcext:value-type="float">
            <text:p>101.4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2968" calcext:value-type="float">
            <text:p>98.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2848" calcext:value-type="float">
            <text:p>97.4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9676" calcext:value-type="float">
            <text:p>97.22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648" calcext:value-type="float">
            <text:p>96.6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6636" calcext:value-type="float">
            <text:p>99.57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3732" calcext:value-type="float">
            <text:p>99.96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1" calcext:value-type="float">
            <text:p>104.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312" calcext:value-type="float">
            <text:p>103.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148" calcext:value-type="float">
            <text:p>104.5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764" calcext:value-type="float">
            <text:p>100.4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78" calcext:value-type="float">
            <text:p>101.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012" calcext:value-type="float">
            <text:p>101.2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668" calcext:value-type="float">
            <text:p>101.7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884" calcext:value-type="float">
            <text:p>103.7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056" calcext:value-type="float">
            <text:p>104.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804" calcext:value-type="float">
            <text:p>104.9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276" calcext:value-type="float">
            <text:p>104.6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184" calcext:value-type="float">
            <text:p>103.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48" calcext:value-type="float">
            <text:p>101.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036" calcext:value-type="float">
            <text:p>103.2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736" calcext:value-type="float">
            <text:p>103.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816" calcext:value-type="float">
            <text:p>102.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636" calcext:value-type="float">
            <text:p>102.9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976" calcext:value-type="float">
            <text:p>102.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236" calcext:value-type="float">
            <text:p>101.4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852" calcext:value-type="float">
            <text:p>99.9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188" calcext:value-type="float">
            <text:p>100.1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756" calcext:value-type="float">
            <text:p>101.1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576" calcext:value-type="float">
            <text:p>101.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772" calcext:value-type="float">
            <text:p>97.3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468" calcext:value-type="float">
            <text:p>95.8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716" calcext:value-type="float">
            <text:p>96.6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228" calcext:value-type="float">
            <text:p>96.9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796" calcext:value-type="float">
            <text:p>96.7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2" calcext:value-type="float">
            <text:p>93.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844" calcext:value-type="float">
            <text:p>92.9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868" calcext:value-type="float">
            <text:p>87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672" calcext:value-type="float">
            <text:p>89.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608" calcext:value-type="float">
            <text:p>89.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776" calcext:value-type="float">
            <text:p>87.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348" calcext:value-type="float">
            <text:p>86.2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848" calcext:value-type="float">
            <text:p>84.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44" calcext:value-type="float">
            <text:p>87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82923076923" calcext:value-type="float">
            <text:p>87.4482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056" calcext:value-type="float">
            <text:p>87.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46735483871" calcext:value-type="float">
            <text:p>87.41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1624" calcext:value-type="float">
            <text:p>87.1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13381818182" calcext:value-type="float">
            <text:p>85.5213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4133333333" calcext:value-type="float">
            <text:p>87.169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53264516129" calcext:value-type="float">
            <text:p>87.845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05232" calcext:value-type="float">
            <text:p>87.65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7806451613" calcext:value-type="float">
            <text:p>88.111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80857142857" calcext:value-type="float">
            <text:p>88.098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2090322581" calcext:value-type="float">
            <text:p>88.61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28027586207" calcext:value-type="float">
            <text:p>88.902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1752" calcext:value-type="float">
            <text:p>89.2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9522580645" calcext:value-type="float">
            <text:p>89.74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19277419355" calcext:value-type="float">
            <text:p>90.27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22064516129" calcext:value-type="float">
            <text:p>89.55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4380924119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0" meta:object-count="0"/>
    <meta:user-defined meta:name="AppVersion">3.0</meta:user-defined>
  </office:meta>
</office:document-meta>
</file>